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36cm"/>
    </style:style>
    <style:style style:name="co3" style:family="table-column">
      <style:table-column-properties fo:break-before="auto" style:column-width="3.343cm"/>
    </style:style>
    <style:style style:name="ro1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start1</text:p>
          </table:table-cell>
          <table:table-cell office:value-type="string">
            <text:p>action1</text:p>
          </table:table-cell>
          <table:table-cell office:value-type="string">
            <text:p>effect1</text:p>
          </table:table-cell>
          <table:table-cell office:value-type="string">
            <text:p>end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fresh</text:p>
          </table:table-cell>
          <table:table-cell office:value-type="string">
            <text:p>work</text:p>
          </table:table-cell>
          <table:table-cell office:value-type="string">
            <text:p>tired, got paid</text:p>
          </table:table-cell>
          <table:table-cell office:value-type="string">
            <text:p>food on the table, no fun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start2</text:p>
          </table:table-cell>
          <table:table-cell office:value-type="string">
            <text:p>action2</text:p>
          </table:table-cell>
          <table:table-cell office:value-type="string">
            <text:p>effect2</text:p>
          </table:table-cell>
          <table:table-cell office:value-type="string">
            <text:p>end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fresh</text:p>
          </table:table-cell>
          <table:table-cell office:value-type="string">
            <text:p>play</text:p>
          </table:table-cell>
          <table:table-cell office:value-type="string">
            <text:p>enjoy, spent money</text:p>
          </table:table-cell>
          <table:table-cell office:value-type="string">
            <text:p>fun, no food on table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formula="of:=[.C3]" office:value-type="string" office:string-value="fresh">
            <text:p>fresh</text:p>
          </table:table-cell>
          <table:table-cell table:formula="of:=[.D3]" office:value-type="string" office:string-value="work">
            <text:p>work</text:p>
          </table:table-cell>
          <table:table-cell/>
          <table:table-cell table:formula="of:=[.C6]" office:value-type="string" office:string-value="fresh">
            <text:p>fresh</text:p>
          </table:table-cell>
          <table:table-cell table:formula="of:=[.D6]" office:value-type="string" office:string-value="play">
            <text:p>play</text:p>
          </table:table-cell>
        </table:table-row>
        <table:table-row table:style-name="ro1">
          <table:table-cell table:number-columns-repeated="2"/>
          <table:table-cell table:formula="of:=[.C3]" office:value-type="string" office:string-value="fresh">
            <text:p>fresh</text:p>
          </table:table-cell>
          <table:table-cell table:formula="of:=[.E3]" office:value-type="string" office:string-value="tired, got paid">
            <text:p>tired, got paid</text:p>
          </table:table-cell>
          <table:table-cell/>
          <table:table-cell table:formula="of:=[.C6]" office:value-type="string" office:string-value="fresh">
            <text:p>fresh</text:p>
          </table:table-cell>
          <table:table-cell table:formula="of:=[.E6]" office:value-type="string" office:string-value="enjoy, spent money">
            <text:p>enjoy, spent money</text:p>
          </table:table-cell>
        </table:table-row>
        <table:table-row table:style-name="ro1">
          <table:table-cell table:number-columns-repeated="2"/>
          <table:table-cell table:formula="of:=[.C3]" office:value-type="string" office:string-value="fresh">
            <text:p>fresh</text:p>
          </table:table-cell>
          <table:table-cell table:formula="of:=[.F3]" office:value-type="string" office:string-value="food on the table, no fun">
            <text:p>food on the table, no fun</text:p>
          </table:table-cell>
          <table:table-cell/>
          <table:table-cell table:formula="of:=[.C6]" office:value-type="string" office:string-value="fresh">
            <text:p>fresh</text:p>
          </table:table-cell>
          <table:table-cell table:formula="of:=[.F6]" office:value-type="string" office:string-value="fun, no food on table">
            <text:p>fun, no food on table</text:p>
          </table:table-cell>
        </table:table-row>
        <table:table-row table:style-name="ro1">
          <table:table-cell table:number-columns-repeated="2"/>
          <table:table-cell table:formula="of:=[.D3]" office:value-type="string" office:string-value="work">
            <text:p>work</text:p>
          </table:table-cell>
          <table:table-cell table:formula="of:=[.E3]" office:value-type="string" office:string-value="tired, got paid">
            <text:p>tired, got paid</text:p>
          </table:table-cell>
          <table:table-cell/>
          <table:table-cell table:formula="of:=[.D6]" office:value-type="string" office:string-value="play">
            <text:p>play</text:p>
          </table:table-cell>
          <table:table-cell table:formula="of:=[.E6]" office:value-type="string" office:string-value="enjoy, spent money">
            <text:p>enjoy, spent money</text:p>
          </table:table-cell>
        </table:table-row>
        <table:table-row table:style-name="ro1">
          <table:table-cell table:number-columns-repeated="2"/>
          <table:table-cell table:formula="of:=[.D3]" office:value-type="string" office:string-value="work">
            <text:p>work</text:p>
          </table:table-cell>
          <table:table-cell table:formula="of:=[.F3]" office:value-type="string" office:string-value="food on the table, no fun">
            <text:p>food on the table, no fun</text:p>
          </table:table-cell>
          <table:table-cell/>
          <table:table-cell table:formula="of:=[.D6]" office:value-type="string" office:string-value="play">
            <text:p>play</text:p>
          </table:table-cell>
          <table:table-cell table:formula="of:=[.F6]" office:value-type="string" office:string-value="fun, no food on table">
            <text:p>fun, no food on table</text:p>
          </table:table-cell>
        </table:table-row>
        <table:table-row table:style-name="ro1">
          <table:table-cell table:number-columns-repeated="2"/>
          <table:table-cell table:formula="of:=[.E3]" office:value-type="string" office:string-value="tired, got paid">
            <text:p>tired, got paid</text:p>
          </table:table-cell>
          <table:table-cell table:formula="of:=[.F3]" office:value-type="string" office:string-value="food on the table, no fun">
            <text:p>food on the table, no fun</text:p>
          </table:table-cell>
          <table:table-cell/>
          <table:table-cell table:formula="of:=[.E6]" office:value-type="string" office:string-value="enjoy, spent money">
            <text:p>enjoy, spent money</text:p>
          </table:table-cell>
          <table:table-cell table:formula="of:=[.F6]" office:value-type="string" office:string-value="fun, no food on table">
            <text:p>fun, no food on tabl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12-21-2014</text:date>, <text:time>18:5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1T17:47:35</meta:creation-date>
    <dc:date>2014-12-21T18:54:16</dc:date>
    <meta:editing-duration>PT1H6M42S</meta:editing-duration>
    <meta:editing-cycles>3</meta:editing-cycles>
    <meta:generator>OpenOffice.org/3.4.1$Unix OpenOffice.org_project/341m1$Build-9593</meta:generator>
    <meta:document-statistic meta:table-count="3" meta:cell-count="40" meta:object-count="0"/>
  </office:meta>
</office:document-meta>
</file>